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62417277367923422" text:style-name="L1">
        <text:list-item>
          <text:p text:style-name="P1">Parallel Computing</text:p>
          <text:list>
            <text:list-item>
              <text:p text:style-name="P1">Why parallel computing? Performance, duh!</text:p>
              <text:list>
                <text:list-item>
                  <text:p text:style-name="P1">High end applications require serious performance</text:p>
                </text:list-item>
              </text:list>
            </text:list-item>
            <text:list-item>
              <text:p text:style-name="P1">Partitioning</text:p>
              <text:list>
                <text:list-item>
                  <text:p text:style-name="P1">Use contiguous blocks to exploit spatial coherence among neighboring rays, plus tiles for task stealing</text:p>
                </text:list-item>
              </text:list>
            </text:list-item>
            <text:list-item>
              <text:p text:style-name="P1">Speedup </text:p>
              <text:list>
                <text:list-item>
                  <text:p text:style-name="P1">Speedup = best time on 1 processor/time on multiple processors</text:p>
                </text:list-item>
                <text:list-item>
                  <text:p text:style-name="P1">Ideal/Linear Speedup with Amdahl's Law</text:p>
                  <text:list>
                    <text:list-item>
                      <text:p text:style-name="P1">If a fraction s of a computation is not parallelizable, then the best achievable speedup is:</text:p>
                      <text:list>
                        <text:list-item>
                          <text:p text:style-name="P1">S = 1/s → 1/(s + (1 – s) /N), N → infinit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Goal is not just performance</text:p>
              <text:list>
                <text:list-item>
                  <text:p text:style-name="P1">At some point, need to trade some performance for</text:p>
                  <text:list>
                    <text:list-item>
                      <text:p text:style-name="P1">Ease of programming</text:p>
                    </text:list-item>
                    <text:list-item>
                      <text:p text:style-name="P1">High portability</text:p>
                    </text:list-item>
                    <text:list-item>
                      <text:p text:style-name="P1">Low cost</text:p>
                    </text:list-item>
                  </text:list>
                </text:list-item>
                <text:list-item>
                  <text:p text:style-name="P1">Ease of Programming and High Portability</text:p>
                  <text:list>
                    <text:list-item>
                      <text:p text:style-name="P1">Parallel programming for the masses</text:p>
                    </text:list-item>
                    <text:list-item>
                      <text:p text:style-name="P1">Leverage new or faster hardware asap</text:p>
                    </text:list-item>
                  </text:list>
                </text:list-item>
                <text:list-item>
                  <text:p text:style-name="P1">Low Cost</text:p>
                  <text:list>
                    <text:list-item>
                      <text:p text:style-name="P1">High end parallel machines are expensive resources</text:p>
                    </text:list-item>
                  </text:list>
                </text:list-item>
              </text:list>
            </text:list-item>
            <text:list-item>
              <text:p text:style-name="P1">Parallel Applications</text:p>
              <text:list>
                <text:list-item>
                  <text:p text:style-name="P1">Scientific computing is not the only class of parallel applications</text:p>
                </text:list-item>
                <text:list-item>
                  <text:p text:style-name="P1">Examples</text:p>
                  <text:list>
                    <text:list-item>
                      <text:p text:style-name="P1">Data mining</text:p>
                    </text:list-item>
                    <text:list-item>
                      <text:p text:style-name="P1">Real time rendering</text:p>
                    </text:list-item>
                    <text:list-item>
                      <text:p text:style-name="P1">distributed servers</text:p>
                    </text:list-item>
                  </text:list>
                </text:list-item>
                <text:list-item>
                  <text:p text:style-name="P1">Today, programmers encouraged to find parallelism in all sorts of software</text:p>
                </text:list-item>
              </text:list>
            </text:list-item>
          </text:list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4:17:03.48</meta:creation-date>
    <meta:generator>OpenOffice.org/3.4.1$Win32 OpenOffice.org_project/341m1$Build-9593</meta:generator>
    <meta:document-statistic meta:table-count="0" meta:image-count="0" meta:object-count="0" meta:page-count="1" meta:paragraph-count="27" meta:word-count="179" meta:character-count="1000"/>
    <dc:date>2015-10-12T14:41:08.09</dc:date>
    <meta:editing-duration>PT24M4S</meta:editing-duration>
    <meta:editing-cycles>1</meta:editing-cycles>
  </office:meta>
</office:document-meta>
</file>